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vk-converter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K-converter</text:p>
            <text:p>Автор: Нечесов Андре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Цель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Создать приложение/чат-бота с использованием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Реализация</text:p>
          </draw:text-box>
        </draw:frame>
        <draw:frame draw:style-name="gr2" draw:text-style-name="P3" draw:layer="layout" svg:width="10.4cm" svg:height="2.762cm" svg:x="11.8cm" svg:y="10cm">
          <draw:text-box>
            <text:p text:style-name="P2"><text:span text:style-name="T1">main.py</text:span></text:p>
          </draw:text-box>
        </draw:frame>
        <draw:line draw:style-name="gr3" draw:text-style-name="P4" draw:layer="layout" svg:x1="11cm" svg:y1="10.8cm" svg:x2="5.8cm" svg:y2="14.2cm">
          <text:p/>
        </draw:line>
        <draw:frame draw:style-name="gr4" draw:text-style-name="P5" draw:layer="layout" svg:width="8.4cm" svg:height="1.673cm" svg:x="2cm" svg:y="14.8cm">
          <draw:text-box>
            <text:p><text:span text:style-name="T2">DialogHandler</text:span></text:p>
            <text:p/>
          </draw:text-box>
        </draw:frame>
        <draw:frame draw:style-name="gr4" draw:text-style-name="P5" draw:layer="layout" svg:width="7.4cm" svg:height="2.384cm" svg:x="1.2cm" svg:y="15.8cm">
          <draw:text-box>
            <text:p>Формирование ответа для пользователя, отправка сообщений</text:p>
          </draw:text-box>
        </draw:frame>
        <draw:line draw:style-name="gr3" draw:text-style-name="P4" draw:layer="layout" svg:x1="11.2cm" svg:y1="9.8cm" svg:x2="6.8cm" svg:y2="8cm">
          <text:p/>
        </draw:line>
        <draw:frame draw:style-name="gr4" draw:text-style-name="P5" draw:layer="layout" svg:width="9.6cm" svg:height="1.673cm" svg:x="2cm" svg:y="6.2cm">
          <draw:text-box>
            <text:p><text:span text:style-name="T2">Converter</text:span></text:p>
            <text:p/>
          </draw:text-box>
        </draw:frame>
        <draw:frame draw:style-name="gr5" draw:text-style-name="P5" draw:layer="layout" svg:width="5.8cm" svg:height="3.806cm" svg:x="0.8cm" svg:y="7.2cm">
          <draw:text-box>
            <text:p>Конвертирование</text:p>
            <text:p>Файла в заданный формат</text:p>
            <text:p/>
          </draw:text-box>
        </draw:frame>
        <draw:line draw:style-name="gr3" draw:text-style-name="P4" draw:layer="layout" svg:x1="13.6cm" svg:y1="9cm" svg:x2="19cm" svg:y2="7.6cm">
          <text:p/>
        </draw:line>
        <draw:frame draw:style-name="gr4" draw:text-style-name="P7" draw:layer="layout" svg:width="9.4cm" svg:height="0.962cm" svg:x="17.8cm" svg:y="5.4cm">
          <draw:text-box>
            <text:p text:style-name="P6"><text:span text:style-name="T2">system_functions</text:span></text:p>
          </draw:text-box>
        </draw:frame>
        <draw:frame draw:style-name="gr4" draw:text-style-name="P5" draw:layer="layout" svg:width="6.8cm" svg:height="3.095cm" svg:x="18.8cm" svg:y="6.6cm">
          <draw:text-box>
            <text:p>Функции для создания/удаления папки, получения теипа файла</text:p>
          </draw:text-box>
        </draw:frame>
        <draw:line draw:style-name="gr3" draw:text-style-name="P4" draw:layer="layout" svg:x1="15.8cm" svg:y1="11cm" svg:x2="19cm" svg:y2="12.8cm">
          <text:p/>
        </draw:line>
        <draw:frame draw:style-name="gr6" draw:text-style-name="P7" draw:layer="layout" svg:width="8cm" svg:height="1.673cm" svg:x="20cm" svg:y="12.4cm">
          <draw:text-box>
            <text:p text:style-name="P6"><text:span text:style-name="T2">downloader_from_disks</text:span></text:p>
          </draw:text-box>
        </draw:frame>
        <draw:frame draw:style-name="gr4" draw:text-style-name="P5" draw:layer="layout" svg:width="7.2cm" svg:height="2.384cm" svg:x="20.2cm" svg:y="13.6cm">
          <draw:text-box>
            <text:p>Загрузка файлов с Яндекс.Диска, Google Drive</text:p>
          </draw:text-box>
        </draw:frame>
        <draw:line draw:style-name="gr3" draw:text-style-name="P4" draw:layer="layout" svg:x1="13.6cm" svg:y1="12.2cm" svg:x2="14.2cm" svg:y2="14.6cm">
          <text:p/>
        </draw:line>
        <draw:frame draw:style-name="gr4" draw:text-style-name="P7" draw:layer="layout" svg:width="6.8cm" svg:height="0.962cm" svg:x="13cm" svg:y="15.6cm">
          <draw:text-box>
            <text:p text:style-name="P6"><text:span text:style-name="T2">disk_api</text:span></text:p>
          </draw:text-box>
        </draw:frame>
        <draw:line draw:style-name="gr7" draw:text-style-name="P8" draw:layer="layout" svg:x1="12.6cm" svg:y1="13.2cm" svg:x2="16.2cm" svg:y2="14.4cm">
          <text:p/>
        </draw:line>
        <draw:line draw:style-name="gr7" draw:text-style-name="P8" draw:layer="layout" svg:x1="15cm" svg:y1="12.4cm" svg:x2="12.8cm" svg:y2="15cm">
          <text:p/>
        </draw:line>
        <draw:frame draw:style-name="gr8" draw:text-style-name="P5" draw:layer="layout" svg:width="7.4cm" svg:height="3.806cm" svg:x="10.8cm" svg:y="16.4cm">
          <draw:text-box>
            <text:p>Наработки по выгрузке файла на Яндекс.Диск. Не используется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Реализация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Используемые библиотеки:</text:p>
                <text:list>
                  <text:list-item>
                    <text:p>Flask</text:p>
                  </text:list-item>
                  <text:list-item>
                    <text:p>Yadisk (Взаимодействие с Яндекс.Диском)</text:p>
                  </text:list-item>
                  <text:list-item>
                    <text:p>Pillow (Конвертация изображений)</text:p>
                  </text:list-item>
                  <text:list-item>
                    <text:p>Ffmpeg-python (Конвертация <text:s/>видео)</text:p>
                  </text:list-item>
                  <text:list-item>
                    <text:p>Pydub (Конвертация аудио)</text:p>
                  </text:list-item>
                  <text:list-item>
                    <text:p>Vk (Взаимодействие с vk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Заключение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Вывод:</text:span> <text:span text:style-name="T3">был реализован чат-бот на основе vk-api, </text:span><text:span text:style-name="T3">который может конвертировать аудиозаписи, </text:span><text:span text:style-name="T3">видео и изображения, хранящиеся на </text:span><text:span text:style-name="T3">Яндекс.Диске и Google Drive’e.</text:span></text:p>
              </text:list-item>
              <text:list-item>
                <text:p><text:span text:style-name="T3">Перспективы: выгрузка сконвретированного </text:span><text:span text:style-name="T3">файла на Яндекс.Диск и предоставление на него </text:span><text:span text:style-name="T3">ссылки (для уменьшения хранимых данных на </text:span><text:span text:style-name="T3">сервере), взаимодействие с Cloud Mail.ru, </text:span><text:span text:style-name="T3">возможность конвертирования архивов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2:53:48.933631727</meta:creation-date>
    <dc:date>2019-04-30T18:12:57.584256505</dc:date>
    <meta:editing-duration>PT5H19M7S</meta:editing-duration>
    <meta:editing-cycles>6</meta:editing-cycles>
    <meta:generator>LibreOffice/5.1.6.2$Linux_X86_64 LibreOffice_project/10m0$Build-2</meta:generator>
    <meta:document-statistic meta:object-count="72"/>
  </office:meta>
</office:document-meta>
</file>